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156" calcext:value-type="float">
            <text:p>20.1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9496" calcext:value-type="float">
            <text:p>19.58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0288" calcext:value-type="float">
            <text:p>19.83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012" calcext:value-type="float">
            <text:p>20.0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4384" calcext:value-type="float">
            <text:p>22.8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1152" calcext:value-type="float">
            <text:p>22.1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0456" calcext:value-type="float">
            <text:p>19.6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9472" calcext:value-type="float">
            <text:p>20.15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1304" calcext:value-type="float">
            <text:p>21.1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8864" calcext:value-type="float">
            <text:p>24.43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8256" calcext:value-type="float">
            <text:p>21.0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3336" calcext:value-type="float">
            <text:p>19.8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868" calcext:value-type="float">
            <text:p>19.9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5736" calcext:value-type="float">
            <text:p>23.79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8488" calcext:value-type="float">
            <text:p>24.47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4272" calcext:value-type="float">
            <text:p>24.27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0128" calcext:value-type="float">
            <text:p>22.36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0168" calcext:value-type="float">
            <text:p>22.6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5472" calcext:value-type="float">
            <text:p>18.63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1936" calcext:value-type="float">
            <text:p>20.0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056" calcext:value-type="float">
            <text:p>19.11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44" calcext:value-type="float">
            <text:p>19.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708" calcext:value-type="float">
            <text:p>18.5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6968" calcext:value-type="float">
            <text:p>19.9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8104" calcext:value-type="float">
            <text:p>18.3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6432" calcext:value-type="float">
            <text:p>18.69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4928" calcext:value-type="float">
            <text:p>18.8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3752" calcext:value-type="float">
            <text:p>20.11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6112" calcext:value-type="float">
            <text:p>19.9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376" calcext:value-type="float">
            <text:p>22.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4784" calcext:value-type="float">
            <text:p>22.27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2216" calcext:value-type="float">
            <text:p>22.30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9576" calcext:value-type="float">
            <text:p>24.03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3872" calcext:value-type="float">
            <text:p>24.8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0552" calcext:value-type="float">
            <text:p>24.99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1776" calcext:value-type="float">
            <text:p>22.59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8592" calcext:value-type="float">
            <text:p>24.54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0312" calcext:value-type="float">
            <text:p>23.07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8352" calcext:value-type="float">
            <text:p>22.62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332" calcext:value-type="float">
            <text:p>22.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7448" calcext:value-type="float">
            <text:p>19.9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2688" calcext:value-type="float">
            <text:p>19.9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8936" calcext:value-type="float">
            <text:p>18.9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3816" calcext:value-type="float">
            <text:p>19.8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3136" calcext:value-type="float">
            <text:p>18.23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9856" calcext:value-type="float">
            <text:p>18.6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188" calcext:value-type="float">
            <text:p>22.6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3008" calcext:value-type="float">
            <text:p>18.7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9264" calcext:value-type="float">
            <text:p>20.0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3624" calcext:value-type="float">
            <text:p>16.8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6464" calcext:value-type="float">
            <text:p>16.6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7048" calcext:value-type="float">
            <text:p>16.7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7616" calcext:value-type="float">
            <text:p>19.78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1832" calcext:value-type="float">
            <text:p>19.9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8784" calcext:value-type="float">
            <text:p>19.98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4296" calcext:value-type="float">
            <text:p>19.8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8008" calcext:value-type="float">
            <text:p>16.8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2832" calcext:value-type="float">
            <text:p>16.5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3792" calcext:value-type="float">
            <text:p>16.6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3312" calcext:value-type="float">
            <text:p>16.59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876" calcext:value-type="float">
            <text:p>16.7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0848" calcext:value-type="float">
            <text:p>16.6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752" calcext:value-type="float">
            <text:p>16.68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304" calcext:value-type="float">
            <text:p>16.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984" calcext:value-type="float">
            <text:p>16.6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4272" calcext:value-type="float">
            <text:p>16.6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1704" calcext:value-type="float">
            <text:p>16.6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5232" calcext:value-type="float">
            <text:p>16.7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6568" calcext:value-type="float">
            <text:p>16.7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352" calcext:value-type="float">
            <text:p>16.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6088" calcext:value-type="float">
            <text:p>16.7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0472" calcext:value-type="float">
            <text:p>16.7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2664" calcext:value-type="float">
            <text:p>16.7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8384" calcext:value-type="float">
            <text:p>16.7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1808" calcext:value-type="float">
            <text:p>16.7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924" calcext:value-type="float">
            <text:p>16.7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8968" calcext:value-type="float">
            <text:p>16.88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7152" calcext:value-type="float">
            <text:p>16.8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3728" calcext:value-type="float">
            <text:p>16.8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20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496" calcext:value-type="float">
            <text:p>16.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4208" calcext:value-type="float">
            <text:p>16.90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116" calcext:value-type="float">
            <text:p>16.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9064" calcext:value-type="float">
            <text:p>18.41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7376" calcext:value-type="float">
            <text:p>17.8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9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1968" calcext:value-type="float">
            <text:p>18.03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4888" calcext:value-type="float">
            <text:p>18.53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3176" calcext:value-type="float">
            <text:p>18.5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5776" calcext:value-type="float">
            <text:p>20.3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2624" calcext:value-type="float">
            <text:p>20.23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4344" calcext:value-type="float">
            <text:p>18.75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5304" calcext:value-type="float">
            <text:p>18.8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4672" calcext:value-type="float">
            <text:p>19.8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9056" calcext:value-type="float">
            <text:p>19.8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7896" calcext:value-type="float">
            <text:p>18.21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852" calcext:value-type="float">
            <text:p>18.6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1592" calcext:value-type="float">
            <text:p>18.0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4952" calcext:value-type="float">
            <text:p>18.2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7248" calcext:value-type="float">
            <text:p>18.3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8584" calcext:value-type="float">
            <text:p>18.3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6496" calcext:value-type="float">
            <text:p>18.44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0504" calcext:value-type="float">
            <text:p>18.5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8792" calcext:value-type="float">
            <text:p>18.5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8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3656" calcext:value-type="float">
            <text:p>18.58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6704" calcext:value-type="float">
            <text:p>18.5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1464" calcext:value-type="float">
            <text:p>18.5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1568" calcext:value-type="float">
            <text:p>18.64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376" calcext:value-type="float">
            <text:p>18.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6808" calcext:value-type="float">
            <text:p>18.65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6912" calcext:value-type="float">
            <text:p>18.72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0816" calcext:value-type="float">
            <text:p>18.7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7768" calcext:value-type="float">
            <text:p>18.7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7392" calcext:value-type="float">
            <text:p>18.7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3112" calcext:value-type="float">
            <text:p>18.8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7016" calcext:value-type="float">
            <text:p>18.7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5656" calcext:value-type="float">
            <text:p>19.3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8952" calcext:value-type="float">
            <text:p>19.80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2208" calcext:value-type="float">
            <text:p>19.9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3864" calcext:value-type="float">
            <text:p>22.53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5176" calcext:value-type="float">
            <text:p>19.3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5632" calcext:value-type="float">
            <text:p>19.9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8224" calcext:value-type="float">
            <text:p>23.12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29064" calcext:value-type="float">
            <text:p>22.2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3928" calcext:value-type="float">
            <text:p>22.2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288" calcext:value-type="float">
            <text:p>23.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0864" calcext:value-type="float">
            <text:p>21.3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82609</text:p>
          </table:table-cell>
          <table:table-cell office:value-type="string" calcext:value-type="string">
            <text:p>11N 17W 3DC:248468</text:p>
          </table:table-cell>
          <table:table-cell office:value-type="string" calcext:value-type="string">
            <text:p>201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080" meta:object-count="0"/>
    <meta:user-defined meta:name="AppVersion">3.0</meta:user-defined>
  </office:meta>
</office:document-meta>
</file>